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29" calcext:value-type="float">
            <text:p>129.000</text:p>
          </table:table-cell>
          <table:table-cell office:value-type="float" office:value="27.2862527770602" calcext:value-type="float">
            <text:p>27.286</text:p>
          </table:table-cell>
          <table:table-cell office:value-type="float" office:value="0.764353375463635" calcext:value-type="float">
            <text:p>0.76435</text:p>
          </table:table-cell>
          <table:table-cell office:value-type="float" office:value="65391.576171875" calcext:value-type="float">
            <text:p>65391.58</text:p>
          </table:table-cell>
          <table:table-cell office:value-type="float" office:value="8250.1298828125" calcext:value-type="float">
            <text:p>8250.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1.7" calcext:value-type="float">
            <text:p>101.700</text:p>
          </table:table-cell>
          <table:table-cell office:value-type="float" office:value="28.379397912558" calcext:value-type="float">
            <text:p>28.379</text:p>
          </table:table-cell>
          <table:table-cell office:value-type="float" office:value="0.788882682148652" calcext:value-type="float">
            <text:p>0.78888</text:p>
          </table:table-cell>
          <table:table-cell office:value-type="float" office:value="57222.501953125" calcext:value-type="float">
            <text:p>57222.50</text:p>
          </table:table-cell>
          <table:table-cell office:value-type="float" office:value="6767.744140625" calcext:value-type="float">
            <text:p>6767.74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83.5" calcext:value-type="float">
            <text:p>83.500</text:p>
          </table:table-cell>
          <table:table-cell office:value-type="float" office:value="29.3356673823641" calcext:value-type="float">
            <text:p>29.336</text:p>
          </table:table-cell>
          <table:table-cell office:value-type="float" office:value="0.81037338140576" calcext:value-type="float">
            <text:p>0.81037</text:p>
          </table:table-cell>
          <table:table-cell office:value-type="float" office:value="50720.515625" calcext:value-type="float">
            <text:p>50720.52</text:p>
          </table:table-cell>
          <table:table-cell office:value-type="float" office:value="6593.7783203125" calcext:value-type="float">
            <text:p>6593.7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0.5" calcext:value-type="float">
            <text:p>70.500</text:p>
          </table:table-cell>
          <table:table-cell office:value-type="float" office:value="30.1761108169482" calcext:value-type="float">
            <text:p>30.176</text:p>
          </table:table-cell>
          <table:table-cell office:value-type="float" office:value="0.829106992569906" calcext:value-type="float">
            <text:p>0.82911</text:p>
          </table:table-cell>
          <table:table-cell office:value-type="float" office:value="45520.205078125" calcext:value-type="float">
            <text:p>45520.21</text:p>
          </table:table-cell>
          <table:table-cell office:value-type="float" office:value="6000.51953125" calcext:value-type="float">
            <text:p>6000.52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60.7" calcext:value-type="float">
            <text:p>60.700</text:p>
          </table:table-cell>
          <table:table-cell office:value-type="float" office:value="30.9255090291426" calcext:value-type="float">
            <text:p>30.926</text:p>
          </table:table-cell>
          <table:table-cell office:value-type="float" office:value="0.843994163356636" calcext:value-type="float">
            <text:p>0.84399</text:p>
          </table:table-cell>
          <table:table-cell office:value-type="float" office:value="43282.158203125" calcext:value-type="float">
            <text:p>43282.16</text:p>
          </table:table-cell>
          <table:table-cell office:value-type="float" office:value="5753.8291015625" calcext:value-type="float">
            <text:p>5753.8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2.9" calcext:value-type="float">
            <text:p>52.900</text:p>
          </table:table-cell>
          <table:table-cell office:value-type="float" office:value="31.6111724957779" calcext:value-type="float">
            <text:p>31.611</text:p>
          </table:table-cell>
          <table:table-cell office:value-type="float" office:value="0.857196502291952" calcext:value-type="float">
            <text:p>0.85720</text:p>
          </table:table-cell>
          <table:table-cell office:value-type="float" office:value="40648.9921875" calcext:value-type="float">
            <text:p>40648.99</text:p>
          </table:table-cell>
          <table:table-cell office:value-type="float" office:value="5684.3251953125" calcext:value-type="float">
            <text:p>5684.33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46.75" calcext:value-type="float">
            <text:p>46.750</text:p>
          </table:table-cell>
          <table:table-cell office:value-type="float" office:value="32.2550742490824" calcext:value-type="float">
            <text:p>32.255</text:p>
          </table:table-cell>
          <table:table-cell office:value-type="float" office:value="0.868976602553862" calcext:value-type="float">
            <text:p>0.86898</text:p>
          </table:table-cell>
          <table:table-cell office:value-type="float" office:value="37980.40234375" calcext:value-type="float">
            <text:p>37980.40</text:p>
          </table:table-cell>
          <table:table-cell office:value-type="float" office:value="5460.111328125" calcext:value-type="float">
            <text:p>5460.1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1.64" calcext:value-type="float">
            <text:p>41.640</text:p>
          </table:table-cell>
          <table:table-cell office:value-type="float" office:value="32.852715926866" calcext:value-type="float">
            <text:p>32.853</text:p>
          </table:table-cell>
          <table:table-cell office:value-type="float" office:value="0.878420338362084" calcext:value-type="float">
            <text:p>0.87842</text:p>
          </table:table-cell>
          <table:table-cell office:value-type="float" office:value="36891.611328125" calcext:value-type="float">
            <text:p>36891.61</text:p>
          </table:table-cell>
          <table:table-cell office:value-type="float" office:value="5339.3779296875" calcext:value-type="float">
            <text:p>5339.38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37.4" calcext:value-type="float">
            <text:p>37.400</text:p>
          </table:table-cell>
          <table:table-cell office:value-type="float" office:value="33.415182550164" calcext:value-type="float">
            <text:p>33.415</text:p>
          </table:table-cell>
          <table:table-cell office:value-type="float" office:value="0.887011574721952" calcext:value-type="float">
            <text:p>0.88701</text:p>
          </table:table-cell>
          <table:table-cell office:value-type="float" office:value="34740.892578125" calcext:value-type="float">
            <text:p>34740.89</text:p>
          </table:table-cell>
          <table:table-cell office:value-type="float" office:value="5125.673828125" calcext:value-type="float">
            <text:p>5125.6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.76" calcext:value-type="float">
            <text:p>33.760</text:p>
          </table:table-cell>
          <table:table-cell office:value-type="float" office:value="33.9563930664494" calcext:value-type="float">
            <text:p>33.956</text:p>
          </table:table-cell>
          <table:table-cell office:value-type="float" office:value="0.895421880315241" calcext:value-type="float">
            <text:p>0.89542</text:p>
          </table:table-cell>
          <table:table-cell office:value-type="float" office:value="33424.66015625" calcext:value-type="float">
            <text:p>33424.66</text:p>
          </table:table-cell>
          <table:table-cell office:value-type="float" office:value="4599.662109375" calcext:value-type="float">
            <text:p>4599.66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30.82" calcext:value-type="float">
            <text:p>30.820</text:p>
          </table:table-cell>
          <table:table-cell office:value-type="float" office:value="34.4321276191087" calcext:value-type="float">
            <text:p>34.432</text:p>
          </table:table-cell>
          <table:table-cell office:value-type="float" office:value="0.902053456461914" calcext:value-type="float">
            <text:p>0.90205</text:p>
          </table:table-cell>
          <table:table-cell office:value-type="float" office:value="32229.8125" calcext:value-type="float">
            <text:p>32229.81</text:p>
          </table:table-cell>
          <table:table-cell office:value-type="float" office:value="4615.0361328125" calcext:value-type="float">
            <text:p>4615.0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8.2" calcext:value-type="float">
            <text:p>28.200</text:p>
          </table:table-cell>
          <table:table-cell office:value-type="float" office:value="34.9184349629023" calcext:value-type="float">
            <text:p>34.918</text:p>
          </table:table-cell>
          <table:table-cell office:value-type="float" office:value="0.908261498499081" calcext:value-type="float">
            <text:p>0.90826</text:p>
          </table:table-cell>
          <table:table-cell office:value-type="float" office:value="31521.294921875" calcext:value-type="float">
            <text:p>31521.29</text:p>
          </table:table-cell>
          <table:table-cell office:value-type="float" office:value="4774.384765625" calcext:value-type="float">
            <text:p>4774.38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5.9" calcext:value-type="float">
            <text:p>25.900</text:p>
          </table:table-cell>
          <table:table-cell office:value-type="float" office:value="35.3752293496143" calcext:value-type="float">
            <text:p>35.375</text:p>
          </table:table-cell>
          <table:table-cell office:value-type="float" office:value="0.914227178638706" calcext:value-type="float">
            <text:p>0.91423</text:p>
          </table:table-cell>
          <table:table-cell office:value-type="float" office:value="30746.302734375" calcext:value-type="float">
            <text:p>30746.30</text:p>
          </table:table-cell>
          <table:table-cell office:value-type="float" office:value="4506.2880859375" calcext:value-type="float">
            <text:p>4506.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77680.015492364" calcext:value-type="float">
            <text:p>177680.015492364</text:p>
          </table:table-cell>
          <table:table-cell table:style-name="ce6" office:value-type="float" office:value="1861309.9574339" calcext:value-type="float">
            <text:p>1861309.9574339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46" calcext:value-type="float">
            <text:p>146.000</text:p>
          </table:table-cell>
          <table:table-cell office:value-type="float" office:value="25.5331971564622" calcext:value-type="float">
            <text:p>25.533</text:p>
          </table:table-cell>
          <table:table-cell office:value-type="float" office:value="0.723677678613672" calcext:value-type="float">
            <text:p>0.72368</text:p>
          </table:table-cell>
          <table:table-cell office:value-type="float" office:value="91715.94140625" calcext:value-type="float">
            <text:p>91715.94</text:p>
          </table:table-cell>
          <table:table-cell office:value-type="float" office:value="9369.134765625" calcext:value-type="float">
            <text:p>9369.13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17.7" calcext:value-type="float">
            <text:p>117.700</text:p>
          </table:table-cell>
          <table:table-cell office:value-type="float" office:value="26.4822746906287" calcext:value-type="float">
            <text:p>26.482</text:p>
          </table:table-cell>
          <table:table-cell office:value-type="float" office:value="0.756484375641034" calcext:value-type="float">
            <text:p>0.75648</text:p>
          </table:table-cell>
          <table:table-cell office:value-type="float" office:value="87573.8828125" calcext:value-type="float">
            <text:p>87573.88</text:p>
          </table:table-cell>
          <table:table-cell office:value-type="float" office:value="9491.759765625" calcext:value-type="float">
            <text:p>9491.76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99" calcext:value-type="float">
            <text:p>99.000</text:p>
          </table:table-cell>
          <table:table-cell office:value-type="float" office:value="27.2615901337384" calcext:value-type="float">
            <text:p>27.262</text:p>
          </table:table-cell>
          <table:table-cell office:value-type="float" office:value="0.782776500956155" calcext:value-type="float">
            <text:p>0.78278</text:p>
          </table:table-cell>
          <table:table-cell office:value-type="float" office:value="81410.013671875" calcext:value-type="float">
            <text:p>81410.01</text:p>
          </table:table-cell>
          <table:table-cell office:value-type="float" office:value="9181.6904296875" calcext:value-type="float">
            <text:p>9181.69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85" calcext:value-type="float">
            <text:p>85.000</text:p>
          </table:table-cell>
          <table:table-cell office:value-type="float" office:value="27.9785601557788" calcext:value-type="float">
            <text:p>27.979</text:p>
          </table:table-cell>
          <table:table-cell office:value-type="float" office:value="0.802780002752271" calcext:value-type="float">
            <text:p>0.80278</text:p>
          </table:table-cell>
          <table:table-cell office:value-type="float" office:value="81987.8125" calcext:value-type="float">
            <text:p>81987.81</text:p>
          </table:table-cell>
          <table:table-cell office:value-type="float" office:value="9202.2177734375" calcext:value-type="float">
            <text:p>9202.2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4.3" calcext:value-type="float">
            <text:p>74.300</text:p>
          </table:table-cell>
          <table:table-cell office:value-type="float" office:value="28.6341821916953" calcext:value-type="float">
            <text:p>28.634</text:p>
          </table:table-cell>
          <table:table-cell office:value-type="float" office:value="0.819897375432303" calcext:value-type="float">
            <text:p>0.81990</text:p>
          </table:table-cell>
          <table:table-cell office:value-type="float" office:value="80512.96484375" calcext:value-type="float">
            <text:p>80512.96</text:p>
          </table:table-cell>
          <table:table-cell office:value-type="float" office:value="9868.8564453125" calcext:value-type="float">
            <text:p>9868.86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5.7" calcext:value-type="float">
            <text:p>65.700</text:p>
          </table:table-cell>
          <table:table-cell office:value-type="float" office:value="29.2416671370919" calcext:value-type="float">
            <text:p>29.242</text:p>
          </table:table-cell>
          <table:table-cell office:value-type="float" office:value="0.83376874500438" calcext:value-type="float">
            <text:p>0.83377</text:p>
          </table:table-cell>
          <table:table-cell office:value-type="float" office:value="79369.810546875" calcext:value-type="float">
            <text:p>79369.81</text:p>
          </table:table-cell>
          <table:table-cell office:value-type="float" office:value="9237.7373046875" calcext:value-type="float">
            <text:p>9237.74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8.5" calcext:value-type="float">
            <text:p>58.500</text:p>
          </table:table-cell>
          <table:table-cell office:value-type="float" office:value="29.834878779171" calcext:value-type="float">
            <text:p>29.835</text:p>
          </table:table-cell>
          <table:table-cell office:value-type="float" office:value="0.846929171234075" calcext:value-type="float">
            <text:p>0.84693</text:p>
          </table:table-cell>
          <table:table-cell office:value-type="float" office:value="78861.767578125" calcext:value-type="float">
            <text:p>78861.77</text:p>
          </table:table-cell>
          <table:table-cell office:value-type="float" office:value="9174.189453125" calcext:value-type="float">
            <text:p>9174.1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2.85" calcext:value-type="float">
            <text:p>52.850</text:p>
          </table:table-cell>
          <table:table-cell office:value-type="float" office:value="30.3527978254735" calcext:value-type="float">
            <text:p>30.353</text:p>
          </table:table-cell>
          <table:table-cell office:value-type="float" office:value="0.858853926176959" calcext:value-type="float">
            <text:p>0.85885</text:p>
          </table:table-cell>
          <table:table-cell office:value-type="float" office:value="80814.8671875" calcext:value-type="float">
            <text:p>80814.87</text:p>
          </table:table-cell>
          <table:table-cell office:value-type="float" office:value="9835.0693359375" calcext:value-type="float">
            <text:p>9835.07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8" calcext:value-type="float">
            <text:p>48.000</text:p>
          </table:table-cell>
          <table:table-cell office:value-type="float" office:value="30.8630330444653" calcext:value-type="float">
            <text:p>30.863</text:p>
          </table:table-cell>
          <table:table-cell office:value-type="float" office:value="0.868281771323044" calcext:value-type="float">
            <text:p>0.86828</text:p>
          </table:table-cell>
          <table:table-cell office:value-type="float" office:value="80666.802734375" calcext:value-type="float">
            <text:p>80666.80</text:p>
          </table:table-cell>
          <table:table-cell office:value-type="float" office:value="9771.845703125" calcext:value-type="float">
            <text:p>9771.85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3.79" calcext:value-type="float">
            <text:p>43.790</text:p>
          </table:table-cell>
          <table:table-cell office:value-type="float" office:value="31.3516672727058" calcext:value-type="float">
            <text:p>31.352</text:p>
          </table:table-cell>
          <table:table-cell office:value-type="float" office:value="0.876384773890755" calcext:value-type="float">
            <text:p>0.87638</text:p>
          </table:table-cell>
          <table:table-cell office:value-type="float" office:value="80309.26953125" calcext:value-type="float">
            <text:p>80309.27</text:p>
          </table:table-cell>
          <table:table-cell office:value-type="float" office:value="9978.1279296875" calcext:value-type="float">
            <text:p>9978.1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0.2" calcext:value-type="float">
            <text:p>40.200</text:p>
          </table:table-cell>
          <table:table-cell office:value-type="float" office:value="31.8186832873226" calcext:value-type="float">
            <text:p>31.819</text:p>
          </table:table-cell>
          <table:table-cell office:value-type="float" office:value="0.883944700191011" calcext:value-type="float">
            <text:p>0.88394</text:p>
          </table:table-cell>
          <table:table-cell office:value-type="float" office:value="80348.05859375" calcext:value-type="float">
            <text:p>80348.06</text:p>
          </table:table-cell>
          <table:table-cell office:value-type="float" office:value="9954.7958984375" calcext:value-type="float">
            <text:p>9954.8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7" calcext:value-type="float">
            <text:p>37.000</text:p>
          </table:table-cell>
          <table:table-cell office:value-type="float" office:value="32.2704309464477" calcext:value-type="float">
            <text:p>32.270</text:p>
          </table:table-cell>
          <table:table-cell office:value-type="float" office:value="0.89156094098297" calcext:value-type="float">
            <text:p>0.89156</text:p>
          </table:table-cell>
          <table:table-cell office:value-type="float" office:value="79879.08984375" calcext:value-type="float">
            <text:p>79879.09</text:p>
          </table:table-cell>
          <table:table-cell office:value-type="float" office:value="9844.4150390625" calcext:value-type="float">
            <text:p>9844.42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4.2" calcext:value-type="float">
            <text:p>34.200</text:p>
          </table:table-cell>
          <table:table-cell office:value-type="float" office:value="32.7131968882908" calcext:value-type="float">
            <text:p>32.713</text:p>
          </table:table-cell>
          <table:table-cell office:value-type="float" office:value="0.899292215603386" calcext:value-type="float">
            <text:p>0.89929</text:p>
          </table:table-cell>
          <table:table-cell office:value-type="float" office:value="78759.7734375" calcext:value-type="float">
            <text:p>78759.77</text:p>
          </table:table-cell>
          <table:table-cell office:value-type="float" office:value="9641.4169921875" calcext:value-type="float">
            <text:p>9641.4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04785.961035435" calcext:value-type="float">
            <text:p>204785.961035435</text:p>
          </table:table-cell>
          <table:table-cell table:style-name="ce6" office:value-type="float" office:value="2264224.63988505" calcext:value-type="float">
            <text:p>2264224.6398850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25.5" calcext:value-type="float">
            <text:p>125.500</text:p>
          </table:table-cell>
          <table:table-cell office:value-type="float" office:value="26.6916948287736" calcext:value-type="float">
            <text:p>26.692</text:p>
          </table:table-cell>
          <table:table-cell table:style-name="ce3" office:value-type="float" office:value="0.724036974918649" calcext:value-type="float">
            <text:p>0.72404</text:p>
          </table:table-cell>
          <table:table-cell office:value-type="float" office:value="70262.48046875" calcext:value-type="float">
            <text:p>70262.48</text:p>
          </table:table-cell>
          <table:table-cell office:value-type="float" office:value="9105.1552734375" calcext:value-type="float">
            <text:p>9105.1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02" calcext:value-type="float">
            <text:p>102.000</text:p>
          </table:table-cell>
          <table:table-cell office:value-type="float" office:value="27.6117051011121" calcext:value-type="float">
            <text:p>27.612</text:p>
          </table:table-cell>
          <table:table-cell table:style-name="ce3" office:value-type="float" office:value="0.754021444668375" calcext:value-type="float">
            <text:p>0.75402</text:p>
          </table:table-cell>
          <table:table-cell office:value-type="float" office:value="64384.736328125" calcext:value-type="float">
            <text:p>64384.74</text:p>
          </table:table-cell>
          <table:table-cell office:value-type="float" office:value="8535.1875" calcext:value-type="float">
            <text:p>8535.19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86.3" calcext:value-type="float">
            <text:p>86.300</text:p>
          </table:table-cell>
          <table:table-cell office:value-type="float" office:value="28.3940659710357" calcext:value-type="float">
            <text:p>28.394</text:p>
          </table:table-cell>
          <table:table-cell table:style-name="ce3" office:value-type="float" office:value="0.778461662224022" calcext:value-type="float">
            <text:p>0.77846</text:p>
          </table:table-cell>
          <table:table-cell office:value-type="float" office:value="59003.994140625" calcext:value-type="float">
            <text:p>59003.99</text:p>
          </table:table-cell>
          <table:table-cell office:value-type="float" office:value="7796.49609375" calcext:value-type="float">
            <text:p>7796.5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74.4" calcext:value-type="float">
            <text:p>74.400</text:p>
          </table:table-cell>
          <table:table-cell office:value-type="float" office:value="29.0891377626077" calcext:value-type="float">
            <text:p>29.089</text:p>
          </table:table-cell>
          <table:table-cell table:style-name="ce3" office:value-type="float" office:value="0.798910963773407" calcext:value-type="float">
            <text:p>0.79891</text:p>
          </table:table-cell>
          <table:table-cell office:value-type="float" office:value="54088.58984375" calcext:value-type="float">
            <text:p>54088.59</text:p>
          </table:table-cell>
          <table:table-cell office:value-type="float" office:value="7594.4638671875" calcext:value-type="float">
            <text:p>7594.4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4.9" calcext:value-type="float">
            <text:p>64.900</text:p>
          </table:table-cell>
          <table:table-cell office:value-type="float" office:value="29.7600014351645" calcext:value-type="float">
            <text:p>29.760</text:p>
          </table:table-cell>
          <table:table-cell table:style-name="ce3" office:value-type="float" office:value="0.815676383083779" calcext:value-type="float">
            <text:p>0.81568</text:p>
          </table:table-cell>
          <table:table-cell office:value-type="float" office:value="49084.05078125" calcext:value-type="float">
            <text:p>49084.05</text:p>
          </table:table-cell>
          <table:table-cell office:value-type="float" office:value="7199.048828125" calcext:value-type="float">
            <text:p>7199.0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7.3" calcext:value-type="float">
            <text:p>57.300</text:p>
          </table:table-cell>
          <table:table-cell office:value-type="float" office:value="30.3876057350692" calcext:value-type="float">
            <text:p>30.388</text:p>
          </table:table-cell>
          <table:table-cell table:style-name="ce3" office:value-type="float" office:value="0.831431385237974" calcext:value-type="float">
            <text:p>0.83143</text:p>
          </table:table-cell>
          <table:table-cell office:value-type="float" office:value="47940.60546875" calcext:value-type="float">
            <text:p>47940.61</text:p>
          </table:table-cell>
          <table:table-cell office:value-type="float" office:value="7504.2783203125" calcext:value-type="float">
            <text:p>7504.2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1.3" calcext:value-type="float">
            <text:p>51.300</text:p>
          </table:table-cell>
          <table:table-cell office:value-type="float" office:value="30.9450576422779" calcext:value-type="float">
            <text:p>30.945</text:p>
          </table:table-cell>
          <table:table-cell table:style-name="ce3" office:value-type="float" office:value="0.844014240575133" calcext:value-type="float">
            <text:p>0.84401</text:p>
          </table:table-cell>
          <table:table-cell office:value-type="float" office:value="46057.375" calcext:value-type="float">
            <text:p>46057.38</text:p>
          </table:table-cell>
          <table:table-cell office:value-type="float" office:value="7574.4677734375" calcext:value-type="float">
            <text:p>7574.47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6.4" calcext:value-type="float">
            <text:p>46.400</text:p>
          </table:table-cell>
          <table:table-cell office:value-type="float" office:value="31.469154155663" calcext:value-type="float">
            <text:p>31.469</text:p>
          </table:table-cell>
          <table:table-cell table:style-name="ce3" office:value-type="float" office:value="0.855713193922783" calcext:value-type="float">
            <text:p>0.85571</text:p>
          </table:table-cell>
          <table:table-cell office:value-type="float" office:value="43546.755859375" calcext:value-type="float">
            <text:p>43546.76</text:p>
          </table:table-cell>
          <table:table-cell office:value-type="float" office:value="7256.578125" calcext:value-type="float">
            <text:p>7256.5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2.1" calcext:value-type="float">
            <text:p>42.100</text:p>
          </table:table-cell>
          <table:table-cell office:value-type="float" office:value="31.992335165132" calcext:value-type="float">
            <text:p>31.992</text:p>
          </table:table-cell>
          <table:table-cell table:style-name="ce3" office:value-type="float" office:value="0.867002089040448" calcext:value-type="float">
            <text:p>0.86700</text:p>
          </table:table-cell>
          <table:table-cell office:value-type="float" office:value="40650.453125" calcext:value-type="float">
            <text:p>40650.45</text:p>
          </table:table-cell>
          <table:table-cell office:value-type="float" office:value="6695.82421875" calcext:value-type="float">
            <text:p>6695.8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8.4" calcext:value-type="float">
            <text:p>38.400</text:p>
          </table:table-cell>
          <table:table-cell office:value-type="float" office:value="32.4939184799081" calcext:value-type="float">
            <text:p>32.494</text:p>
          </table:table-cell>
          <table:table-cell table:style-name="ce3" office:value-type="float" office:value="0.876579785705723" calcext:value-type="float">
            <text:p>0.87658</text:p>
          </table:table-cell>
          <table:table-cell office:value-type="float" office:value="40199.462890625" calcext:value-type="float">
            <text:p>40199.46</text:p>
          </table:table-cell>
          <table:table-cell office:value-type="float" office:value="6393.8427734375" calcext:value-type="float">
            <text:p>6393.84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5.2" calcext:value-type="float">
            <text:p>35.200</text:p>
          </table:table-cell>
          <table:table-cell office:value-type="float" office:value="32.9624710470126" calcext:value-type="float">
            <text:p>32.962</text:p>
          </table:table-cell>
          <table:table-cell table:style-name="ce3" office:value-type="float" office:value="0.884948491485937" calcext:value-type="float">
            <text:p>0.88495</text:p>
          </table:table-cell>
          <table:table-cell office:value-type="float" office:value="38838.466796875" calcext:value-type="float">
            <text:p>38838.47</text:p>
          </table:table-cell>
          <table:table-cell office:value-type="float" office:value="6270.0078125" calcext:value-type="float">
            <text:p>6270.01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2.48" calcext:value-type="float">
            <text:p>32.480</text:p>
          </table:table-cell>
          <table:table-cell office:value-type="float" office:value="33.4021843093458" calcext:value-type="float">
            <text:p>33.402</text:p>
          </table:table-cell>
          <table:table-cell table:style-name="ce3" office:value-type="float" office:value="0.892338384888171" calcext:value-type="float">
            <text:p>0.89234</text:p>
          </table:table-cell>
          <table:table-cell office:value-type="float" office:value="37862.025390625" calcext:value-type="float">
            <text:p>37862.03</text:p>
          </table:table-cell>
          <table:table-cell office:value-type="float" office:value="6191.037109375" calcext:value-type="float">
            <text:p>6191.0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0.06" calcext:value-type="float">
            <text:p>30.060</text:p>
          </table:table-cell>
          <table:table-cell office:value-type="float" office:value="33.8372726461452" calcext:value-type="float">
            <text:p>33.837</text:p>
          </table:table-cell>
          <table:table-cell table:style-name="ce3" office:value-type="float" office:value="0.899170240450224" calcext:value-type="float">
            <text:p>0.89917</text:p>
          </table:table-cell>
          <table:table-cell office:value-type="float" office:value="36866.96875" calcext:value-type="float">
            <text:p>36866.97</text:p>
          </table:table-cell>
          <table:table-cell office:value-type="float" office:value="6159.53125" calcext:value-type="float">
            <text:p>6159.5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74086.829981542" calcext:value-type="float">
            <text:p>174086.829981542</text:p>
          </table:table-cell>
          <table:table-cell table:style-name="ce6" office:value-type="float" office:value="1988260.78543208" calcext:value-type="float">
            <text:p>1988260.7854320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02" calcext:value-type="float">
            <text:p>102.000</text:p>
          </table:table-cell>
          <table:table-cell office:value-type="float" office:value="27.5955444260948" calcext:value-type="float">
            <text:p>27.596</text:p>
          </table:table-cell>
          <table:table-cell table:style-name="ce3" office:value-type="float" office:value="0.693379440856638" calcext:value-type="float">
            <text:p>0.69338</text:p>
          </table:table-cell>
          <table:table-cell office:value-type="float" office:value="46152.181640625" calcext:value-type="float">
            <text:p>46152.18</text:p>
          </table:table-cell>
          <table:table-cell office:value-type="float" office:value="5598.1943359375" calcext:value-type="float">
            <text:p>5598.19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84.3" calcext:value-type="float">
            <text:p>84.300</text:p>
          </table:table-cell>
          <table:table-cell office:value-type="float" office:value="28.2848680166583" calcext:value-type="float">
            <text:p>28.285</text:p>
          </table:table-cell>
          <table:table-cell table:style-name="ce3" office:value-type="float" office:value="0.722582150256654" calcext:value-type="float">
            <text:p>0.72258</text:p>
          </table:table-cell>
          <table:table-cell office:value-type="float" office:value="43326.71875" calcext:value-type="float">
            <text:p>43326.72</text:p>
          </table:table-cell>
          <table:table-cell office:value-type="float" office:value="5490.361328125" calcext:value-type="float">
            <text:p>5490.36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2.3" calcext:value-type="float">
            <text:p>72.300</text:p>
          </table:table-cell>
          <table:table-cell office:value-type="float" office:value="28.8563497098512" calcext:value-type="float">
            <text:p>28.856</text:p>
          </table:table-cell>
          <table:table-cell table:style-name="ce3" office:value-type="float" office:value="0.746582444531479" calcext:value-type="float">
            <text:p>0.74658</text:p>
          </table:table-cell>
          <table:table-cell office:value-type="float" office:value="39775.900390625" calcext:value-type="float">
            <text:p>39775.90</text:p>
          </table:table-cell>
          <table:table-cell office:value-type="float" office:value="5241.931640625" calcext:value-type="float">
            <text:p>5241.93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3.1" calcext:value-type="float">
            <text:p>63.100</text:p>
          </table:table-cell>
          <table:table-cell office:value-type="float" office:value="29.4005298115844" calcext:value-type="float">
            <text:p>29.401</text:p>
          </table:table-cell>
          <table:table-cell table:style-name="ce3" office:value-type="float" office:value="0.767299087525166" calcext:value-type="float">
            <text:p>0.76730</text:p>
          </table:table-cell>
          <table:table-cell office:value-type="float" office:value="37320.728515625" calcext:value-type="float">
            <text:p>37320.73</text:p>
          </table:table-cell>
          <table:table-cell office:value-type="float" office:value="5351.4169921875" calcext:value-type="float">
            <text:p>5351.4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6.1" calcext:value-type="float">
            <text:p>56.100</text:p>
          </table:table-cell>
          <table:table-cell office:value-type="float" office:value="29.8838642387945" calcext:value-type="float">
            <text:p>29.884</text:p>
          </table:table-cell>
          <table:table-cell table:style-name="ce3" office:value-type="float" office:value="0.784449245813661" calcext:value-type="float">
            <text:p>0.78445</text:p>
          </table:table-cell>
          <table:table-cell office:value-type="float" office:value="35429.140625" calcext:value-type="float">
            <text:p>35429.14</text:p>
          </table:table-cell>
          <table:table-cell office:value-type="float" office:value="4780.9443359375" calcext:value-type="float">
            <text:p>4780.94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0.4" calcext:value-type="float">
            <text:p>50.400</text:p>
          </table:table-cell>
          <table:table-cell office:value-type="float" office:value="30.3347370935737" calcext:value-type="float">
            <text:p>30.335</text:p>
          </table:table-cell>
          <table:table-cell table:style-name="ce3" office:value-type="float" office:value="0.800446575825497" calcext:value-type="float">
            <text:p>0.80045</text:p>
          </table:table-cell>
          <table:table-cell office:value-type="float" office:value="34338.75390625" calcext:value-type="float">
            <text:p>34338.75</text:p>
          </table:table-cell>
          <table:table-cell office:value-type="float" office:value="4935.611328125" calcext:value-type="float">
            <text:p>4935.61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45.7" calcext:value-type="float">
            <text:p>45.700</text:p>
          </table:table-cell>
          <table:table-cell office:value-type="float" office:value="30.7701897603111" calcext:value-type="float">
            <text:p>30.770</text:p>
          </table:table-cell>
          <table:table-cell table:style-name="ce3" office:value-type="float" office:value="0.814587800566813" calcext:value-type="float">
            <text:p>0.81459</text:p>
          </table:table-cell>
          <table:table-cell office:value-type="float" office:value="34267.884765625" calcext:value-type="float">
            <text:p>34267.88</text:p>
          </table:table-cell>
          <table:table-cell office:value-type="float" office:value="4972.900390625" calcext:value-type="float">
            <text:p>4972.9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1.9" calcext:value-type="float">
            <text:p>41.900</text:p>
          </table:table-cell>
          <table:table-cell office:value-type="float" office:value="31.1625397652064" calcext:value-type="float">
            <text:p>31.163</text:p>
          </table:table-cell>
          <table:table-cell table:style-name="ce3" office:value-type="float" office:value="0.826811871279106" calcext:value-type="float">
            <text:p>0.82681</text:p>
          </table:table-cell>
          <table:table-cell office:value-type="float" office:value="33024.263671875" calcext:value-type="float">
            <text:p>33024.26</text:p>
          </table:table-cell>
          <table:table-cell office:value-type="float" office:value="4877.0888671875" calcext:value-type="float">
            <text:p>4877.0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8.5" calcext:value-type="float">
            <text:p>38.500</text:p>
          </table:table-cell>
          <table:table-cell office:value-type="float" office:value="31.5514517918869" calcext:value-type="float">
            <text:p>31.551</text:p>
          </table:table-cell>
          <table:table-cell table:style-name="ce3" office:value-type="float" office:value="0.837902021834315" calcext:value-type="float">
            <text:p>0.83790</text:p>
          </table:table-cell>
          <table:table-cell office:value-type="float" office:value="32129.447265625" calcext:value-type="float">
            <text:p>32129.45</text:p>
          </table:table-cell>
          <table:table-cell office:value-type="float" office:value="4789.080078125" calcext:value-type="float">
            <text:p>4789.08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5.65" calcext:value-type="float">
            <text:p>35.650</text:p>
          </table:table-cell>
          <table:table-cell office:value-type="float" office:value="31.9081006112825" calcext:value-type="float">
            <text:p>31.908</text:p>
          </table:table-cell>
          <table:table-cell table:style-name="ce3" office:value-type="float" office:value="0.848461353328692" calcext:value-type="float">
            <text:p>0.84846</text:p>
          </table:table-cell>
          <table:table-cell office:value-type="float" office:value="31316.48046875" calcext:value-type="float">
            <text:p>31316.48</text:p>
          </table:table-cell>
          <table:table-cell office:value-type="float" office:value="4674.0068359375" calcext:value-type="float">
            <text:p>4674.0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3.1" calcext:value-type="float">
            <text:p>33.100</text:p>
          </table:table-cell>
          <table:table-cell office:value-type="float" office:value="32.2695393247217" calcext:value-type="float">
            <text:p>32.270</text:p>
          </table:table-cell>
          <table:table-cell table:style-name="ce3" office:value-type="float" office:value="0.857435952771569" calcext:value-type="float">
            <text:p>0.85744</text:p>
          </table:table-cell>
          <table:table-cell office:value-type="float" office:value="30217.87109375" calcext:value-type="float">
            <text:p>30217.87</text:p>
          </table:table-cell>
          <table:table-cell office:value-type="float" office:value="4526.033203125" calcext:value-type="float">
            <text:p>4526.03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0.9" calcext:value-type="float">
            <text:p>30.900</text:p>
          </table:table-cell>
          <table:table-cell office:value-type="float" office:value="32.5990159604335" calcext:value-type="float">
            <text:p>32.599</text:p>
          </table:table-cell>
          <table:table-cell table:style-name="ce3" office:value-type="float" office:value="0.865645560227923" calcext:value-type="float">
            <text:p>0.86565</text:p>
          </table:table-cell>
          <table:table-cell office:value-type="float" office:value="29435.63671875" calcext:value-type="float">
            <text:p>29435.64</text:p>
          </table:table-cell>
          <table:table-cell office:value-type="float" office:value="4268.462890625" calcext:value-type="float">
            <text:p>4268.4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8.9" calcext:value-type="float">
            <text:p>28.900</text:p>
          </table:table-cell>
          <table:table-cell office:value-type="float" office:value="32.932265613472" calcext:value-type="float">
            <text:p>32.932</text:p>
          </table:table-cell>
          <table:table-cell table:style-name="ce3" office:value-type="float" office:value="0.873367802202446" calcext:value-type="float">
            <text:p>0.87337</text:p>
          </table:table-cell>
          <table:table-cell office:value-type="float" office:value="28694.43359375" calcext:value-type="float">
            <text:p>28694.43</text:p>
          </table:table-cell>
          <table:table-cell office:value-type="float" office:value="4077.205078125" calcext:value-type="float">
            <text:p>4077.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34925.597835725" calcext:value-type="float">
            <text:p>134925.597835725</text:p>
          </table:table-cell>
          <table:table-cell table:style-name="ce6" office:value-type="float" office:value="2007324.71354535" calcext:value-type="float">
            <text:p>2007324.7135453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05" calcext:value-type="float">
            <text:p>105.000</text:p>
          </table:table-cell>
          <table:table-cell office:value-type="float" office:value="28.9754899981388" calcext:value-type="float">
            <text:p>28.975</text:p>
          </table:table-cell>
          <table:table-cell table:style-name="ce3" office:value-type="float" office:value="0.778377503535083" calcext:value-type="float">
            <text:p>0.77838</text:p>
          </table:table-cell>
          <table:table-cell office:value-type="float" office:value="50882.951171875" calcext:value-type="float">
            <text:p>50882.95</text:p>
          </table:table-cell>
          <table:table-cell office:value-type="float" office:value="6888.62890625" calcext:value-type="float">
            <text:p>6888.63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82.5" calcext:value-type="float">
            <text:p>82.500</text:p>
          </table:table-cell>
          <table:table-cell office:value-type="float" office:value="30.0808447062564" calcext:value-type="float">
            <text:p>30.081</text:p>
          </table:table-cell>
          <table:table-cell table:style-name="ce3" office:value-type="float" office:value="0.805185491865034" calcext:value-type="float">
            <text:p>0.80519</text:p>
          </table:table-cell>
          <table:table-cell office:value-type="float" office:value="41333.3125" calcext:value-type="float">
            <text:p>41333.31</text:p>
          </table:table-cell>
          <table:table-cell office:value-type="float" office:value="6123.1708984375" calcext:value-type="float">
            <text:p>6123.1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67.5" calcext:value-type="float">
            <text:p>67.500</text:p>
          </table:table-cell>
          <table:table-cell office:value-type="float" office:value="31.0024093125771" calcext:value-type="float">
            <text:p>31.002</text:p>
          </table:table-cell>
          <table:table-cell table:style-name="ce3" office:value-type="float" office:value="0.825519884322249" calcext:value-type="float">
            <text:p>0.82552</text:p>
          </table:table-cell>
          <table:table-cell office:value-type="float" office:value="37322.1171875" calcext:value-type="float">
            <text:p>37322.12</text:p>
          </table:table-cell>
          <table:table-cell office:value-type="float" office:value="5752.580078125" calcext:value-type="float">
            <text:p>5752.5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6.9" calcext:value-type="float">
            <text:p>56.900</text:p>
          </table:table-cell>
          <table:table-cell office:value-type="float" office:value="31.7872797248145" calcext:value-type="float">
            <text:p>31.787</text:p>
          </table:table-cell>
          <table:table-cell table:style-name="ce3" office:value-type="float" office:value="0.841427100242551" calcext:value-type="float">
            <text:p>0.84143</text:p>
          </table:table-cell>
          <table:table-cell office:value-type="float" office:value="33497.74609375" calcext:value-type="float">
            <text:p>33497.75</text:p>
          </table:table-cell>
          <table:table-cell office:value-type="float" office:value="5590.21484375" calcext:value-type="float">
            <text:p>5590.21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8.6" calcext:value-type="float">
            <text:p>48.600</text:p>
          </table:table-cell>
          <table:table-cell office:value-type="float" office:value="32.510024215605" calcext:value-type="float">
            <text:p>32.510</text:p>
          </table:table-cell>
          <table:table-cell table:style-name="ce3" office:value-type="float" office:value="0.854560612978074" calcext:value-type="float">
            <text:p>0.85456</text:p>
          </table:table-cell>
          <table:table-cell office:value-type="float" office:value="30538.3125" calcext:value-type="float">
            <text:p>30538.31</text:p>
          </table:table-cell>
          <table:table-cell office:value-type="float" office:value="5119.6064453125" calcext:value-type="float">
            <text:p>5119.61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42.4" calcext:value-type="float">
            <text:p>42.400</text:p>
          </table:table-cell>
          <table:table-cell office:value-type="float" office:value="33.1184839698796" calcext:value-type="float">
            <text:p>33.118</text:p>
          </table:table-cell>
          <table:table-cell table:style-name="ce3" office:value-type="float" office:value="0.86651984329747" calcext:value-type="float">
            <text:p>0.86652</text:p>
          </table:table-cell>
          <table:table-cell office:value-type="float" office:value="28964.4453125" calcext:value-type="float">
            <text:p>28964.45</text:p>
          </table:table-cell>
          <table:table-cell office:value-type="float" office:value="4854.0859375" calcext:value-type="float">
            <text:p>4854.0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37.4" calcext:value-type="float">
            <text:p>37.400</text:p>
          </table:table-cell>
          <table:table-cell office:value-type="float" office:value="33.6917802892738" calcext:value-type="float">
            <text:p>33.692</text:p>
          </table:table-cell>
          <table:table-cell table:style-name="ce3" office:value-type="float" office:value="0.875932094324731" calcext:value-type="float">
            <text:p>0.87593</text:p>
          </table:table-cell>
          <table:table-cell office:value-type="float" office:value="27369.064453125" calcext:value-type="float">
            <text:p>27369.06</text:p>
          </table:table-cell>
          <table:table-cell office:value-type="float" office:value="4629.60546875" calcext:value-type="float">
            <text:p>4629.6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33.3" calcext:value-type="float">
            <text:p>33.300</text:p>
          </table:table-cell>
          <table:table-cell office:value-type="float" office:value="34.2225540474063" calcext:value-type="float">
            <text:p>34.223</text:p>
          </table:table-cell>
          <table:table-cell table:style-name="ce3" office:value-type="float" office:value="0.884288434072774" calcext:value-type="float">
            <text:p>0.88429</text:p>
          </table:table-cell>
          <table:table-cell office:value-type="float" office:value="25552.134765625" calcext:value-type="float">
            <text:p>25552.13</text:p>
          </table:table-cell>
          <table:table-cell office:value-type="float" office:value="4610.6943359375" calcext:value-type="float">
            <text:p>4610.6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0" calcext:value-type="float">
            <text:p>30.000</text:p>
          </table:table-cell>
          <table:table-cell office:value-type="float" office:value="34.6948496432087" calcext:value-type="float">
            <text:p>34.695</text:p>
          </table:table-cell>
          <table:table-cell table:style-name="ce3" office:value-type="float" office:value="0.891906636287735" calcext:value-type="float">
            <text:p>0.89191</text:p>
          </table:table-cell>
          <table:table-cell office:value-type="float" office:value="24611.654296875" calcext:value-type="float">
            <text:p>24611.65</text:p>
          </table:table-cell>
          <table:table-cell office:value-type="float" office:value="4361.349609375" calcext:value-type="float">
            <text:p>4361.35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7.14" calcext:value-type="float">
            <text:p>27.140</text:p>
          </table:table-cell>
          <table:table-cell office:value-type="float" office:value="35.1438104362661" calcext:value-type="float">
            <text:p>35.144</text:p>
          </table:table-cell>
          <table:table-cell table:style-name="ce3" office:value-type="float" office:value="0.898336190281254" calcext:value-type="float">
            <text:p>0.89834</text:p>
          </table:table-cell>
          <table:table-cell office:value-type="float" office:value="23879.728515625" calcext:value-type="float">
            <text:p>23879.73</text:p>
          </table:table-cell>
          <table:table-cell office:value-type="float" office:value="4158.20703125" calcext:value-type="float">
            <text:p>4158.2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24.7" calcext:value-type="float">
            <text:p>24.700</text:p>
          </table:table-cell>
          <table:table-cell office:value-type="float" office:value="35.5696568765654" calcext:value-type="float">
            <text:p>35.570</text:p>
          </table:table-cell>
          <table:table-cell table:style-name="ce3" office:value-type="float" office:value="0.904176066579131" calcext:value-type="float">
            <text:p>0.90418</text:p>
          </table:table-cell>
          <table:table-cell office:value-type="float" office:value="23129.748046875" calcext:value-type="float">
            <text:p>23129.75</text:p>
          </table:table-cell>
          <table:table-cell office:value-type="float" office:value="4201.7744140625" calcext:value-type="float">
            <text:p>4201.77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2.68" calcext:value-type="float">
            <text:p>22.680</text:p>
          </table:table-cell>
          <table:table-cell office:value-type="float" office:value="35.9412394887898" calcext:value-type="float">
            <text:p>35.941</text:p>
          </table:table-cell>
          <table:table-cell table:style-name="ce3" office:value-type="float" office:value="0.909133069265803" calcext:value-type="float">
            <text:p>0.90913</text:p>
          </table:table-cell>
          <table:table-cell office:value-type="float" office:value="22824.4609375" calcext:value-type="float">
            <text:p>22824.46</text:p>
          </table:table-cell>
          <table:table-cell office:value-type="float" office:value="4106.5419921875" calcext:value-type="float">
            <text:p>4106.5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0.96" calcext:value-type="float">
            <text:p>20.960</text:p>
          </table:table-cell>
          <table:table-cell office:value-type="float" office:value="36.3016198882296" calcext:value-type="float">
            <text:p>36.302</text:p>
          </table:table-cell>
          <table:table-cell table:style-name="ce3" office:value-type="float" office:value="0.9138438508926" calcext:value-type="float">
            <text:p>0.91384</text:p>
          </table:table-cell>
          <table:table-cell office:value-type="float" office:value="22330.466796875" calcext:value-type="float">
            <text:p>22330.47</text:p>
          </table:table-cell>
          <table:table-cell office:value-type="float" office:value="4149.6328125" calcext:value-type="float">
            <text:p>4149.6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72751.751371924" calcext:value-type="float">
            <text:p>172751.751371924</text:p>
          </table:table-cell>
          <table:table-cell table:style-name="ce6" office:value-type="float" office:value="1642542.8345176" calcext:value-type="float">
            <text:p>1642542.8345176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72.7" calcext:value-type="float">
            <text:p>172.700</text:p>
          </table:table-cell>
          <table:table-cell office:value-type="float" office:value="21.2754070151621" calcext:value-type="float">
            <text:p>21.275</text:p>
          </table:table-cell>
          <table:table-cell office:value-type="float" office:value="0.526925851572638" calcext:value-type="float">
            <text:p>0.52693</text:p>
          </table:table-cell>
          <table:table-cell office:value-type="float" office:value="174146.31640625" calcext:value-type="float">
            <text:p>174146.32</text:p>
          </table:table-cell>
          <table:table-cell office:value-type="float" office:value="16988.552734375" calcext:value-type="float">
            <text:p>16988.5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51.4" calcext:value-type="float">
            <text:p>151.400</text:p>
          </table:table-cell>
          <table:table-cell office:value-type="float" office:value="21.7402789733711" calcext:value-type="float">
            <text:p>21.740</text:p>
          </table:table-cell>
          <table:table-cell office:value-type="float" office:value="0.566729202710385" calcext:value-type="float">
            <text:p>0.56673</text:p>
          </table:table-cell>
          <table:table-cell office:value-type="float" office:value="178154.95703125" calcext:value-type="float">
            <text:p>178154.96</text:p>
          </table:table-cell>
          <table:table-cell office:value-type="float" office:value="15802.935546875" calcext:value-type="float">
            <text:p>15802.94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35.5" calcext:value-type="float">
            <text:p>135.500</text:p>
          </table:table-cell>
          <table:table-cell office:value-type="float" office:value="22.1673584941816" calcext:value-type="float">
            <text:p>22.167</text:p>
          </table:table-cell>
          <table:table-cell office:value-type="float" office:value="0.597768709666457" calcext:value-type="float">
            <text:p>0.59777</text:p>
          </table:table-cell>
          <table:table-cell office:value-type="float" office:value="179961.41015625" calcext:value-type="float">
            <text:p>179961.41</text:p>
          </table:table-cell>
          <table:table-cell office:value-type="float" office:value="15842.853515625" calcext:value-type="float">
            <text:p>15842.8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21.97" calcext:value-type="float">
            <text:p>121.970</text:p>
          </table:table-cell>
          <table:table-cell office:value-type="float" office:value="22.607772598897" calcext:value-type="float">
            <text:p>22.608</text:p>
          </table:table-cell>
          <table:table-cell office:value-type="float" office:value="0.626871459960148" calcext:value-type="float">
            <text:p>0.62687</text:p>
          </table:table-cell>
          <table:table-cell office:value-type="float" office:value="177752.404296875" calcext:value-type="float">
            <text:p>177752.40</text:p>
          </table:table-cell>
          <table:table-cell office:value-type="float" office:value="15855.4736328125" calcext:value-type="float">
            <text:p>15855.4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10.9" calcext:value-type="float">
            <text:p>110.900</text:p>
          </table:table-cell>
          <table:table-cell office:value-type="float" office:value="23.0201477829587" calcext:value-type="float">
            <text:p>23.020</text:p>
          </table:table-cell>
          <table:table-cell office:value-type="float" office:value="0.650241896357184" calcext:value-type="float">
            <text:p>0.65024</text:p>
          </table:table-cell>
          <table:table-cell office:value-type="float" office:value="172021.662109375" calcext:value-type="float">
            <text:p>172021.66</text:p>
          </table:table-cell>
          <table:table-cell office:value-type="float" office:value="14999.052734375" calcext:value-type="float">
            <text:p>14999.0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01.8" calcext:value-type="float">
            <text:p>101.800</text:p>
          </table:table-cell>
          <table:table-cell office:value-type="float" office:value="23.404319843587" calcext:value-type="float">
            <text:p>23.404</text:p>
          </table:table-cell>
          <table:table-cell office:value-type="float" office:value="0.671704303385958" calcext:value-type="float">
            <text:p>0.67170</text:p>
          </table:table-cell>
          <table:table-cell office:value-type="float" office:value="171468.37109375" calcext:value-type="float">
            <text:p>171468.37</text:p>
          </table:table-cell>
          <table:table-cell office:value-type="float" office:value="14698.4541015625" calcext:value-type="float">
            <text:p>14698.45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3.7721026575223" calcext:value-type="float">
            <text:p>23.772</text:p>
          </table:table-cell>
          <table:table-cell office:value-type="float" office:value="0.691722583505479" calcext:value-type="float">
            <text:p>0.69172</text:p>
          </table:table-cell>
          <table:table-cell office:value-type="float" office:value="167426.052734375" calcext:value-type="float">
            <text:p>167426.05</text:p>
          </table:table-cell>
          <table:table-cell office:value-type="float" office:value="13899.9677734375" calcext:value-type="float">
            <text:p>13899.97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87.4" calcext:value-type="float">
            <text:p>87.400</text:p>
          </table:table-cell>
          <table:table-cell office:value-type="float" office:value="24.1218777784708" calcext:value-type="float">
            <text:p>24.122</text:p>
          </table:table-cell>
          <table:table-cell office:value-type="float" office:value="0.708699713847926" calcext:value-type="float">
            <text:p>0.70870</text:p>
          </table:table-cell>
          <table:table-cell office:value-type="float" office:value="165177.3984375" calcext:value-type="float">
            <text:p>165177.40</text:p>
          </table:table-cell>
          <table:table-cell office:value-type="float" office:value="13945.1337890625" calcext:value-type="float">
            <text:p>13945.13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81.6" calcext:value-type="float">
            <text:p>81.600</text:p>
          </table:table-cell>
          <table:table-cell office:value-type="float" office:value="24.4673766668976" calcext:value-type="float">
            <text:p>24.467</text:p>
          </table:table-cell>
          <table:table-cell office:value-type="float" office:value="0.723767339433477" calcext:value-type="float">
            <text:p>0.72377</text:p>
          </table:table-cell>
          <table:table-cell office:value-type="float" office:value="162615.98828125" calcext:value-type="float">
            <text:p>162615.99</text:p>
          </table:table-cell>
          <table:table-cell office:value-type="float" office:value="14337.197265625" calcext:value-type="float">
            <text:p>14337.2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6.27" calcext:value-type="float">
            <text:p>76.270</text:p>
          </table:table-cell>
          <table:table-cell office:value-type="float" office:value="24.8138136527117" calcext:value-type="float">
            <text:p>24.814</text:p>
          </table:table-cell>
          <table:table-cell office:value-type="float" office:value="0.738140151171365" calcext:value-type="float">
            <text:p>0.73814</text:p>
          </table:table-cell>
          <table:table-cell office:value-type="float" office:value="159941.33984375" calcext:value-type="float">
            <text:p>159941.34</text:p>
          </table:table-cell>
          <table:table-cell office:value-type="float" office:value="13434.8505859375" calcext:value-type="float">
            <text:p>13434.8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71.6" calcext:value-type="float">
            <text:p>71.600</text:p>
          </table:table-cell>
          <table:table-cell office:value-type="float" office:value="25.1468354999786" calcext:value-type="float">
            <text:p>25.147</text:p>
          </table:table-cell>
          <table:table-cell office:value-type="float" office:value="0.751977255476372" calcext:value-type="float">
            <text:p>0.75198</text:p>
          </table:table-cell>
          <table:table-cell office:value-type="float" office:value="155473.521484375" calcext:value-type="float">
            <text:p>155473.52</text:p>
          </table:table-cell>
          <table:table-cell office:value-type="float" office:value="13305.01171875" calcext:value-type="float">
            <text:p>13305.01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67.2" calcext:value-type="float">
            <text:p>67.200</text:p>
          </table:table-cell>
          <table:table-cell office:value-type="float" office:value="25.4866762828837" calcext:value-type="float">
            <text:p>25.487</text:p>
          </table:table-cell>
          <table:table-cell office:value-type="float" office:value="0.764776158267386" calcext:value-type="float">
            <text:p>0.76478</text:p>
          </table:table-cell>
          <table:table-cell office:value-type="float" office:value="153118.96484375" calcext:value-type="float">
            <text:p>153118.96</text:p>
          </table:table-cell>
          <table:table-cell office:value-type="float" office:value="12323.76953125" calcext:value-type="float">
            <text:p>12323.7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63.45" calcext:value-type="float">
            <text:p>63.450</text:p>
          </table:table-cell>
          <table:table-cell office:value-type="float" office:value="25.8014954494292" calcext:value-type="float">
            <text:p>25.801</text:p>
          </table:table-cell>
          <table:table-cell office:value-type="float" office:value="0.776835389221099" calcext:value-type="float">
            <text:p>0.77684</text:p>
          </table:table-cell>
          <table:table-cell office:value-type="float" office:value="152111.330078125" calcext:value-type="float">
            <text:p>152111.33</text:p>
          </table:table-cell>
          <table:table-cell office:value-type="float" office:value="12061.6240234375" calcext:value-type="float">
            <text:p>12061.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26997.145756504" calcext:value-type="float">
            <text:p>126997.145756504</text:p>
          </table:table-cell>
          <table:table-cell table:style-name="ce6" office:value-type="float" office:value="4070131.50454032" calcext:value-type="float">
            <text:p>4070131.5045403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62.3" calcext:value-type="float">
            <text:p>62.300</text:p>
          </table:table-cell>
          <table:table-cell office:value-type="float" office:value="33.4843018512264" calcext:value-type="float">
            <text:p>33.484</text:p>
          </table:table-cell>
          <table:table-cell office:value-type="float" office:value="0.823873785019112" calcext:value-type="float">
            <text:p>0.82387</text:p>
          </table:table-cell>
          <table:table-cell office:value-type="float" office:value="11882.466796875" calcext:value-type="float">
            <text:p>11882.47</text:p>
          </table:table-cell>
          <table:table-cell office:value-type="float" office:value="3580.3876953125" calcext:value-type="float">
            <text:p>3580.39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7.5" calcext:value-type="float">
            <text:p>47.500</text:p>
          </table:table-cell>
          <table:table-cell office:value-type="float" office:value="34.5368261306574" calcext:value-type="float">
            <text:p>34.537</text:p>
          </table:table-cell>
          <table:table-cell office:value-type="float" office:value="0.84467711739186" calcext:value-type="float">
            <text:p>0.84468</text:p>
          </table:table-cell>
          <table:table-cell office:value-type="float" office:value="10773.27734375" calcext:value-type="float">
            <text:p>10773.28</text:p>
          </table:table-cell>
          <table:table-cell office:value-type="float" office:value="3500.5947265625" calcext:value-type="float">
            <text:p>3500.59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7.94" calcext:value-type="float">
            <text:p>37.940</text:p>
          </table:table-cell>
          <table:table-cell office:value-type="float" office:value="35.3442425468943" calcext:value-type="float">
            <text:p>35.344</text:p>
          </table:table-cell>
          <table:table-cell office:value-type="float" office:value="0.860647760430435" calcext:value-type="float">
            <text:p>0.86065</text:p>
          </table:table-cell>
          <table:table-cell office:value-type="float" office:value="9326.85546875" calcext:value-type="float">
            <text:p>9326.86</text:p>
          </table:table-cell>
          <table:table-cell office:value-type="float" office:value="3534.912109375" calcext:value-type="float">
            <text:p>3534.91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31.55" calcext:value-type="float">
            <text:p>31.550</text:p>
          </table:table-cell>
          <table:table-cell office:value-type="float" office:value="35.981129444747" calcext:value-type="float">
            <text:p>35.981</text:p>
          </table:table-cell>
          <table:table-cell office:value-type="float" office:value="0.872567721802787" calcext:value-type="float">
            <text:p>0.87257</text:p>
          </table:table-cell>
          <table:table-cell office:value-type="float" office:value="8600.556640625" calcext:value-type="float">
            <text:p>8600.56</text:p>
          </table:table-cell>
          <table:table-cell office:value-type="float" office:value="3339.8193359375" calcext:value-type="float">
            <text:p>3339.8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27.3" calcext:value-type="float">
            <text:p>27.300</text:p>
          </table:table-cell>
          <table:table-cell office:value-type="float" office:value="36.4970633381357" calcext:value-type="float">
            <text:p>36.497</text:p>
          </table:table-cell>
          <table:table-cell office:value-type="float" office:value="0.881920959526074" calcext:value-type="float">
            <text:p>0.88192</text:p>
          </table:table-cell>
          <table:table-cell office:value-type="float" office:value="8475.134765625" calcext:value-type="float">
            <text:p>8475.13</text:p>
          </table:table-cell>
          <table:table-cell office:value-type="float" office:value="3320.94921875" calcext:value-type="float">
            <text:p>3320.9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24.1" calcext:value-type="float">
            <text:p>24.100</text:p>
          </table:table-cell>
          <table:table-cell office:value-type="float" office:value="36.9466938511348" calcext:value-type="float">
            <text:p>36.947</text:p>
          </table:table-cell>
          <table:table-cell office:value-type="float" office:value="0.889704911841808" calcext:value-type="float">
            <text:p>0.88970</text:p>
          </table:table-cell>
          <table:table-cell office:value-type="float" office:value="7990.048828125" calcext:value-type="float">
            <text:p>7990.05</text:p>
          </table:table-cell>
          <table:table-cell office:value-type="float" office:value="3128.1484375" calcext:value-type="float">
            <text:p>3128.15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21.6" calcext:value-type="float">
            <text:p>21.600</text:p>
          </table:table-cell>
          <table:table-cell office:value-type="float" office:value="37.348890170833" calcext:value-type="float">
            <text:p>37.349</text:p>
          </table:table-cell>
          <table:table-cell office:value-type="float" office:value="0.897382060370667" calcext:value-type="float">
            <text:p>0.89738</text:p>
          </table:table-cell>
          <table:table-cell office:value-type="float" office:value="7912.787109375" calcext:value-type="float">
            <text:p>7912.79</text:p>
          </table:table-cell>
          <table:table-cell office:value-type="float" office:value="3065.1630859375" calcext:value-type="float">
            <text:p>3065.16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9.56" calcext:value-type="float">
            <text:p>19.560</text:p>
          </table:table-cell>
          <table:table-cell office:value-type="float" office:value="37.7283623334125" calcext:value-type="float">
            <text:p>37.728</text:p>
          </table:table-cell>
          <table:table-cell office:value-type="float" office:value="0.903938360217716" calcext:value-type="float">
            <text:p>0.90394</text:p>
          </table:table-cell>
          <table:table-cell office:value-type="float" office:value="7816.78125" calcext:value-type="float">
            <text:p>7816.78</text:p>
          </table:table-cell>
          <table:table-cell office:value-type="float" office:value="3130.6005859375" calcext:value-type="float">
            <text:p>3130.60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7.88" calcext:value-type="float">
            <text:p>17.880</text:p>
          </table:table-cell>
          <table:table-cell office:value-type="float" office:value="38.0728708503215" calcext:value-type="float">
            <text:p>38.073</text:p>
          </table:table-cell>
          <table:table-cell office:value-type="float" office:value="0.90992212041688" calcext:value-type="float">
            <text:p>0.90992</text:p>
          </table:table-cell>
          <table:table-cell office:value-type="float" office:value="7709.421875" calcext:value-type="float">
            <text:p>7709.42</text:p>
          </table:table-cell>
          <table:table-cell office:value-type="float" office:value="3055.7890625" calcext:value-type="float">
            <text:p>3055.79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6.52" calcext:value-type="float">
            <text:p>16.520</text:p>
          </table:table-cell>
          <table:table-cell office:value-type="float" office:value="38.4002329298469" calcext:value-type="float">
            <text:p>38.400</text:p>
          </table:table-cell>
          <table:table-cell office:value-type="float" office:value="0.915214654405083" calcext:value-type="float">
            <text:p>0.91521</text:p>
          </table:table-cell>
          <table:table-cell office:value-type="float" office:value="7658.451171875" calcext:value-type="float">
            <text:p>7658.45</text:p>
          </table:table-cell>
          <table:table-cell office:value-type="float" office:value="3015.6181640625" calcext:value-type="float">
            <text:p>3015.62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33" calcext:value-type="float">
            <text:p>15.330</text:p>
          </table:table-cell>
          <table:table-cell office:value-type="float" office:value="38.7115335180059" calcext:value-type="float">
            <text:p>38.712</text:p>
          </table:table-cell>
          <table:table-cell office:value-type="float" office:value="0.920241003784774" calcext:value-type="float">
            <text:p>0.92024</text:p>
          </table:table-cell>
          <table:table-cell office:value-type="float" office:value="7483.490234375" calcext:value-type="float">
            <text:p>7483.49</text:p>
          </table:table-cell>
          <table:table-cell office:value-type="float" office:value="3025.369140625" calcext:value-type="float">
            <text:p>3025.37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31" calcext:value-type="float">
            <text:p>14.310</text:p>
          </table:table-cell>
          <table:table-cell office:value-type="float" office:value="39.0037382812812" calcext:value-type="float">
            <text:p>39.004</text:p>
          </table:table-cell>
          <table:table-cell office:value-type="float" office:value="0.924687753572458" calcext:value-type="float">
            <text:p>0.92469</text:p>
          </table:table-cell>
          <table:table-cell office:value-type="float" office:value="7566.6171875" calcext:value-type="float">
            <text:p>7566.62</text:p>
          </table:table-cell>
          <table:table-cell office:value-type="float" office:value="2984.9521484375" calcext:value-type="float">
            <text:p>2984.95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44" calcext:value-type="float">
            <text:p>13.440</text:p>
          </table:table-cell>
          <table:table-cell office:value-type="float" office:value="39.2818769655834" calcext:value-type="float">
            <text:p>39.282</text:p>
          </table:table-cell>
          <table:table-cell office:value-type="float" office:value="0.928659664510257" calcext:value-type="float">
            <text:p>0.92866</text:p>
          </table:table-cell>
          <table:table-cell office:value-type="float" office:value="7458.50390625" calcext:value-type="float">
            <text:p>7458.50</text:p>
          </table:table-cell>
          <table:table-cell office:value-type="float" office:value="2904.3388671875" calcext:value-type="float">
            <text:p>2904.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35132.703370318" calcext:value-type="float">
            <text:p>135132.703370318</text:p>
          </table:table-cell>
          <table:table-cell table:style-name="ce6" office:value-type="float" office:value="1145100.67447493" calcext:value-type="float">
            <text:p>1145100.67447493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56.5" calcext:value-type="float">
            <text:p>156.500</text:p>
          </table:table-cell>
          <table:table-cell office:value-type="float" office:value="24.6122312728137" calcext:value-type="float">
            <text:p>24.612</text:p>
          </table:table-cell>
          <table:table-cell office:value-type="float" office:value="0.630709127337542" calcext:value-type="float">
            <text:p>0.63071</text:p>
          </table:table-cell>
          <table:table-cell office:value-type="float" office:value="91313.498046875" calcext:value-type="float">
            <text:p>91313.50</text:p>
          </table:table-cell>
          <table:table-cell office:value-type="float" office:value="12372.4189453125" calcext:value-type="float">
            <text:p>12372.4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28" calcext:value-type="float">
            <text:p>128.000</text:p>
          </table:table-cell>
          <table:table-cell office:value-type="float" office:value="25.4090317595179" calcext:value-type="float">
            <text:p>25.409</text:p>
          </table:table-cell>
          <table:table-cell office:value-type="float" office:value="0.661333433623569" calcext:value-type="float">
            <text:p>0.66133</text:p>
          </table:table-cell>
          <table:table-cell office:value-type="float" office:value="82025.9453125" calcext:value-type="float">
            <text:p>82025.95</text:p>
          </table:table-cell>
          <table:table-cell office:value-type="float" office:value="10844.5947265625" calcext:value-type="float">
            <text:p>10844.59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07.4" calcext:value-type="float">
            <text:p>107.400</text:p>
          </table:table-cell>
          <table:table-cell office:value-type="float" office:value="26.1570113762564" calcext:value-type="float">
            <text:p>26.157</text:p>
          </table:table-cell>
          <table:table-cell office:value-type="float" office:value="0.688720020071556" calcext:value-type="float">
            <text:p>0.68872</text:p>
          </table:table-cell>
          <table:table-cell office:value-type="float" office:value="74510.099609375" calcext:value-type="float">
            <text:p>74510.10</text:p>
          </table:table-cell>
          <table:table-cell office:value-type="float" office:value="11319.3466796875" calcext:value-type="float">
            <text:p>11319.3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91.8" calcext:value-type="float">
            <text:p>91.800</text:p>
          </table:table-cell>
          <table:table-cell office:value-type="float" office:value="26.8313447060995" calcext:value-type="float">
            <text:p>26.831</text:p>
          </table:table-cell>
          <table:table-cell office:value-type="float" office:value="0.710358828469602" calcext:value-type="float">
            <text:p>0.71036</text:p>
          </table:table-cell>
          <table:table-cell office:value-type="float" office:value="67653.33984375" calcext:value-type="float">
            <text:p>67653.34</text:p>
          </table:table-cell>
          <table:table-cell office:value-type="float" office:value="10292.484375" calcext:value-type="float">
            <text:p>10292.4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0.1" calcext:value-type="float">
            <text:p>80.100</text:p>
          </table:table-cell>
          <table:table-cell office:value-type="float" office:value="27.4076667439234" calcext:value-type="float">
            <text:p>27.408</text:p>
          </table:table-cell>
          <table:table-cell office:value-type="float" office:value="0.730574480962112" calcext:value-type="float">
            <text:p>0.73057</text:p>
          </table:table-cell>
          <table:table-cell office:value-type="float" office:value="62980.6015625" calcext:value-type="float">
            <text:p>62980.60</text:p>
          </table:table-cell>
          <table:table-cell office:value-type="float" office:value="10323.0302734375" calcext:value-type="float">
            <text:p>10323.03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1.15" calcext:value-type="float">
            <text:p>71.150</text:p>
          </table:table-cell>
          <table:table-cell office:value-type="float" office:value="27.9286577486566" calcext:value-type="float">
            <text:p>27.929</text:p>
          </table:table-cell>
          <table:table-cell office:value-type="float" office:value="0.748502148880115" calcext:value-type="float">
            <text:p>0.74850</text:p>
          </table:table-cell>
          <table:table-cell office:value-type="float" office:value="59669.572265625" calcext:value-type="float">
            <text:p>59669.57</text:p>
          </table:table-cell>
          <table:table-cell office:value-type="float" office:value="10451.05859375" calcext:value-type="float">
            <text:p>10451.06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3.95" calcext:value-type="float">
            <text:p>63.950</text:p>
          </table:table-cell>
          <table:table-cell office:value-type="float" office:value="28.4056997937799" calcext:value-type="float">
            <text:p>28.406</text:p>
          </table:table-cell>
          <table:table-cell office:value-type="float" office:value="0.763925312860313" calcext:value-type="float">
            <text:p>0.76393</text:p>
          </table:table-cell>
          <table:table-cell office:value-type="float" office:value="55677.31640625" calcext:value-type="float">
            <text:p>55677.32</text:p>
          </table:table-cell>
          <table:table-cell office:value-type="float" office:value="10505.81640625" calcext:value-type="float">
            <text:p>10505.82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7.9" calcext:value-type="float">
            <text:p>57.900</text:p>
          </table:table-cell>
          <table:table-cell office:value-type="float" office:value="28.8435517253901" calcext:value-type="float">
            <text:p>28.844</text:p>
          </table:table-cell>
          <table:table-cell office:value-type="float" office:value="0.778129949609301" calcext:value-type="float">
            <text:p>0.77813</text:p>
          </table:table-cell>
          <table:table-cell office:value-type="float" office:value="54135.677734375" calcext:value-type="float">
            <text:p>54135.68</text:p>
          </table:table-cell>
          <table:table-cell office:value-type="float" office:value="10104.876953125" calcext:value-type="float">
            <text:p>10104.8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2.65" calcext:value-type="float">
            <text:p>52.650</text:p>
          </table:table-cell>
          <table:table-cell office:value-type="float" office:value="29.2761095527912" calcext:value-type="float">
            <text:p>29.276</text:p>
          </table:table-cell>
          <table:table-cell office:value-type="float" office:value="0.791756215891837" calcext:value-type="float">
            <text:p>0.79176</text:p>
          </table:table-cell>
          <table:table-cell office:value-type="float" office:value="51685.228515625" calcext:value-type="float">
            <text:p>51685.23</text:p>
          </table:table-cell>
          <table:table-cell office:value-type="float" office:value="10015.3740234375" calcext:value-type="float">
            <text:p>10015.3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8.3" calcext:value-type="float">
            <text:p>48.300</text:p>
          </table:table-cell>
          <table:table-cell office:value-type="float" office:value="29.6741274170687" calcext:value-type="float">
            <text:p>29.674</text:p>
          </table:table-cell>
          <table:table-cell office:value-type="float" office:value="0.802674722627532" calcext:value-type="float">
            <text:p>0.80267</text:p>
          </table:table-cell>
          <table:table-cell office:value-type="float" office:value="50410.37109375" calcext:value-type="float">
            <text:p>50410.37</text:p>
          </table:table-cell>
          <table:table-cell office:value-type="float" office:value="9908.5732421875" calcext:value-type="float">
            <text:p>9908.57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4.6" calcext:value-type="float">
            <text:p>44.600</text:p>
          </table:table-cell>
          <table:table-cell office:value-type="float" office:value="30.0521524814972" calcext:value-type="float">
            <text:p>30.052</text:p>
          </table:table-cell>
          <table:table-cell office:value-type="float" office:value="0.814363716958743" calcext:value-type="float">
            <text:p>0.81436</text:p>
          </table:table-cell>
          <table:table-cell office:value-type="float" office:value="48524.380859375" calcext:value-type="float">
            <text:p>48524.38</text:p>
          </table:table-cell>
          <table:table-cell office:value-type="float" office:value="9690.8525390625" calcext:value-type="float">
            <text:p>9690.8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41.27" calcext:value-type="float">
            <text:p>41.270</text:p>
          </table:table-cell>
          <table:table-cell office:value-type="float" office:value="30.4173468000772" calcext:value-type="float">
            <text:p>30.417</text:p>
          </table:table-cell>
          <table:table-cell office:value-type="float" office:value="0.82450723666399" calcext:value-type="float">
            <text:p>0.82451</text:p>
          </table:table-cell>
          <table:table-cell office:value-type="float" office:value="46916.271484375" calcext:value-type="float">
            <text:p>46916.27</text:p>
          </table:table-cell>
          <table:table-cell office:value-type="float" office:value="9243.6728515625" calcext:value-type="float">
            <text:p>9243.6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8.44" calcext:value-type="float">
            <text:p>38.440</text:p>
          </table:table-cell>
          <table:table-cell office:value-type="float" office:value="30.7647999531221" calcext:value-type="float">
            <text:p>30.765</text:p>
          </table:table-cell>
          <table:table-cell office:value-type="float" office:value="0.832624242624916" calcext:value-type="float">
            <text:p>0.83262</text:p>
          </table:table-cell>
          <table:table-cell office:value-type="float" office:value="45576.12890625" calcext:value-type="float">
            <text:p>45576.13</text:p>
          </table:table-cell>
          <table:table-cell office:value-type="float" office:value="9027.1337890625" calcext:value-type="float">
            <text:p>9027.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27400.322957644" calcext:value-type="float">
            <text:p>227400.322957644</text:p>
          </table:table-cell>
          <table:table-cell table:style-name="ce6" office:value-type="float" office:value="2737622.42845513" calcext:value-type="float">
            <text:p>2737622.42845513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00/00/00</text:date>, <text:time style:data-style-name="N2" text:time-value="10:46:45.18708892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4T11:17:44.942039282</dc:date>
    <meta:editing-duration>PT5H41M5S</meta:editing-duration>
    <meta:editing-cycles>23</meta:editing-cycles>
    <meta:generator>LibreOffice/6.3.3.2.0$Linux_X86_64 LibreOffice_project/30$Build-2</meta:generator>
    <meta:document-statistic meta:table-count="8" meta:cell-count="704" meta:object-count="0"/>
  </office:meta>
</office:document-meta>
</file>